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pt" fo:country="BR"/>
    </style:style>
    <style:style style:name="P2" style:parent-style-name="Standard" style:family="paragraph">
      <style:text-properties fo:language="pt" fo:country="BR"/>
    </style:style>
    <style:style style:name="P3" style:parent-style-name="Standard" style:family="paragraph">
      <style:text-properties fo:language="pt" fo:country="BR"/>
    </style:style>
    <style:style style:name="P4" style:parent-style-name="Standard" style:family="paragraph">
      <style:text-properties fo:language="pt" fo:country="BR"/>
    </style:style>
    <style:style style:name="T5" style:parent-style-name="Fonteparág.padrão" style:family="text">
      <style:text-properties fo:language="pt" fo:country="BR"/>
    </style:style>
    <style:style style:name="T6" style:parent-style-name="Fonteparág.padrão" style:family="text">
      <style:text-properties fo:language="pt" fo:country="BR"/>
    </style:style>
    <style:style style:name="T7" style:parent-style-name="Fonteparág.padrão" style:family="text">
      <style:text-properties fo:language="pt" fo:country="BR"/>
    </style:style>
  </office:automatic-styles>
  <office:body>
    <office:text text:use-soft-page-breaks="true">
      <text:p text:style-name="P1">1 – Comentar o código com as respectivas anotações Java.</text:p>
      <text:p text:style-name="P2">2 – Sempre utilizar classes de teste.</text:p>
      <text:p text:style-name="P3">3 – Criar templates para agilizar a escrita do código (Eclipse<text:s/>ou IntelliJ).</text:p>
      <text:p text:style-name="P4">4 – Tratar sempre todos<text:s/>os erros com exceptions.</text:p>
      <text:p text:style-name="Standard"><text:span text:style-name="T5">5 – Verificar se não está sub ou super</text:span><text:span text:style-name="T6"><text:s/></text:span><text:span text:style-name="T7">utilizando uma Collec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lon Augusto Narcizo</dc:creator>
    <meta:creation-date>2017-10-20T23:40:00Z</meta:creation-date>
    <dc:date>2019-10-11T21:43:00Z</dc:date>
    <meta:template xlink:href="Normal.dotm" xlink:type="simple"/>
    <meta:editing-cycles>5</meta:editing-cycles>
    <meta:editing-duration>PT3780S</meta:editing-duration>
    <meta:document-statistic meta:page-count="1" meta:paragraph-count="1" meta:word-count="44" meta:character-count="286" meta:row-count="2" meta:non-whitespace-character-count="243"/>
  </office:meta>
</office:document-meta>
</file>